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_On_campus_Student_Hous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_On_campus_Student_Hous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67">
            <text:p>24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93">
            <text:p>4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1">
            <text:p>10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889">
            <text:p>29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5">
            <text:p>175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">
            <text:p>1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61">
            <text:p>10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98">
            <text:p>177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9">
            <text:p>44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8">
            <text:p>23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5">
            <text:p>1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93">
            <text:p>35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238">
            <text:p>623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625">
            <text:p>21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20">
            <text:p>92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0">
            <text:p>5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46">
            <text:p>1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0">
            <text:p>4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70">
            <text:p>19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7">
            <text:p>3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1">
            <text:p>7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43">
            <text:p>20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62">
            <text:p>48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96">
            <text:p>4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872">
            <text:p>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2">
            <text:p>4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9">
            <text:p>159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7">
            <text:p>14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49">
            <text:p>2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_On_campus_Student_Housi" style:display-name="PageStyle_Arrests_On_campus_Student_Hous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